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6cm" style:rel-column-width="13107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background-color="#66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fo:break-before="page"/>
      <style:text-properties fo:font-weight="normal" officeooo:rsid="01492d39" officeooo:paragraph-rsid="01492d39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1492d39" officeooo:paragraph-rsid="01492d39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1501047" officeooo:paragraph-rsid="01501047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officeooo:paragraph-rsid="013990c0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1492d39" officeooo:paragraph-rsid="013990c0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1492d39" officeooo:paragraph-rsid="01492d39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1492d39" officeooo:paragraph-rsid="01539754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1492d39" officeooo:paragraph-rsid="015559b3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1492d39" officeooo:paragraph-rsid="01492d39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1539754" officeooo:paragraph-rsid="01539754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156d321" officeooo:paragraph-rsid="0156d321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1492d39" officeooo:paragraph-rsid="01492d39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1492d39" officeooo:paragraph-rsid="01646a45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1492d39" officeooo:paragraph-rsid="015a4691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1492d39" officeooo:paragraph-rsid="015ce742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1492d39" officeooo:paragraph-rsid="01621a4a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1492d39" officeooo:paragraph-rsid="0162aca2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15b1de9" officeooo:paragraph-rsid="015b1de9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15a4691" officeooo:paragraph-rsid="015ebc9b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15ba2cc" officeooo:paragraph-rsid="015ba2cc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weight="normal" officeooo:rsid="015ba2cc" officeooo:paragraph-rsid="0162e6a4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162e6a4" officeooo:paragraph-rsid="0162e6a4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de7b0d" officeooo:paragraph-rsid="013990c0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16bc3c3" officeooo:paragraph-rsid="016bc3c3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officeooo:rsid="0169e558" officeooo:paragraph-rsid="0169e558"/>
    </style:style>
    <style:style style:name="P26" style:family="paragraph" style:parent-style-name="Text_20_body">
      <style:paragraph-properties fo:text-align="start" style:justify-single-word="false"/>
      <style:text-properties officeooo:rsid="0169e558" officeooo:paragraph-rsid="016a293c"/>
    </style:style>
    <style:style style:name="P27" style:family="paragraph" style:parent-style-name="Text_20_body">
      <style:paragraph-properties fo:text-align="start" style:justify-single-word="false"/>
      <style:text-properties officeooo:rsid="016aa747" officeooo:paragraph-rsid="016aa747"/>
    </style:style>
    <style:style style:name="P28" style:family="paragraph" style:parent-style-name="Text_20_body">
      <style:paragraph-properties fo:text-align="justify" style:justify-single-word="false"/>
      <style:text-properties officeooo:rsid="016aa747" officeooo:paragraph-rsid="016aa747"/>
    </style:style>
    <style:style style:name="P29" style:family="paragraph" style:parent-style-name="Text_20_body">
      <style:paragraph-properties fo:text-align="center" style:justify-single-word="false"/>
      <style:text-properties officeooo:paragraph-rsid="013990c0"/>
    </style:style>
    <style:style style:name="P30" style:family="paragraph" style:parent-style-name="Text_20_body">
      <style:paragraph-properties fo:text-align="center" style:justify-single-word="false"/>
      <style:text-properties officeooo:rsid="016d8295" officeooo:paragraph-rsid="016d8295"/>
    </style:style>
    <style:style style:name="P31" style:family="paragraph" style:parent-style-name="Text_20_body">
      <style:paragraph-properties fo:text-align="start" style:justify-single-word="false"/>
      <style:text-properties officeooo:rsid="0170d158" officeooo:paragraph-rsid="0170d158"/>
    </style:style>
    <style:style style:name="P32" style:family="paragraph" style:parent-style-name="Text_20_body">
      <style:paragraph-properties fo:text-align="start" style:justify-single-word="false" fo:break-before="page"/>
      <style:text-properties fo:font-weight="bold" officeooo:rsid="015b1de9" officeooo:paragraph-rsid="015b1de9" style:font-weight-asian="bold" style:font-weight-complex="bold"/>
    </style:style>
    <style:style style:name="P33" style:family="paragraph" style:parent-style-name="Text_20_body">
      <style:paragraph-properties fo:text-align="start" style:justify-single-word="false" fo:break-before="page"/>
      <style:text-properties fo:font-weight="bold" officeooo:rsid="016aa747" officeooo:paragraph-rsid="016aa747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16aa747" officeooo:paragraph-rsid="016aa747"/>
    </style:style>
    <style:style style:name="P35" style:family="paragraph" style:parent-style-name="Table_20_Contents">
      <style:paragraph-properties fo:text-align="center" style:justify-single-word="false"/>
      <style:text-properties officeooo:rsid="016bc3c3" officeooo:paragraph-rsid="016bc3c3"/>
    </style:style>
    <style:style style:name="P36" style:family="paragraph" style:parent-style-name="Table_20_Contents">
      <style:paragraph-properties fo:text-align="center" style:justify-single-word="false"/>
      <style:text-properties officeooo:rsid="016d8295" officeooo:paragraph-rsid="016d8295"/>
    </style:style>
    <style:style style:name="P37" style:family="paragraph" style:parent-style-name="Table_20_Contents">
      <style:paragraph-properties fo:text-align="center" style:justify-single-word="false"/>
      <style:text-properties officeooo:rsid="016ee8fd" officeooo:paragraph-rsid="016ee8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92d39" style:font-weight-asian="bold" style:font-weight-complex="bold"/>
    </style:style>
    <style:style style:name="T3" style:family="text">
      <style:text-properties fo:font-weight="bold" officeooo:rsid="013990c0" style:font-weight-asian="bold" style:font-weight-complex="bold"/>
    </style:style>
    <style:style style:name="T4" style:family="text">
      <style:text-properties officeooo:rsid="014941d5"/>
    </style:style>
    <style:style style:name="T5" style:family="text">
      <style:text-properties officeooo:rsid="014aa98a"/>
    </style:style>
    <style:style style:name="T6" style:family="text">
      <style:text-properties officeooo:rsid="014d4dde"/>
    </style:style>
    <style:style style:name="T7" style:family="text">
      <style:text-properties officeooo:rsid="0151d974"/>
    </style:style>
    <style:style style:name="T8" style:family="text">
      <style:text-properties officeooo:rsid="01539754"/>
    </style:style>
    <style:style style:name="T9" style:family="text">
      <style:text-properties officeooo:rsid="015559b3"/>
    </style:style>
    <style:style style:name="T10" style:family="text">
      <style:text-properties officeooo:rsid="0158ad5c"/>
    </style:style>
    <style:style style:name="T11" style:family="text">
      <style:text-properties officeooo:rsid="015ba2cc"/>
    </style:style>
    <style:style style:name="T12" style:family="text">
      <style:text-properties officeooo:rsid="015ce742"/>
    </style:style>
    <style:style style:name="T13" style:family="text">
      <style:text-properties officeooo:rsid="015ebc9b"/>
    </style:style>
    <style:style style:name="T14" style:family="text">
      <style:text-properties officeooo:rsid="016024ab"/>
    </style:style>
    <style:style style:name="T15" style:family="text">
      <style:text-properties officeooo:rsid="0162e6a4"/>
    </style:style>
    <style:style style:name="T16" style:family="text">
      <style:text-properties officeooo:rsid="01631663"/>
    </style:style>
    <style:style style:name="T17" style:family="text">
      <style:text-properties officeooo:rsid="01646a45"/>
    </style:style>
    <style:style style:name="T18" style:family="text">
      <style:text-properties officeooo:rsid="01662a98"/>
    </style:style>
    <style:style style:name="T19" style:family="text">
      <style:text-properties officeooo:rsid="016a293c"/>
    </style:style>
    <style:style style:name="T20" style:family="text">
      <style:text-properties officeooo:rsid="016bc3c3"/>
    </style:style>
    <style:style style:name="T21" style:family="text">
      <style:text-properties officeooo:rsid="016d8295"/>
    </style:style>
    <style:style style:name="T22" style:family="text">
      <style:text-properties officeooo:rsid="01715b5f"/>
    </style:style>
    <style:style style:name="T23" style:family="text">
      <style:text-properties officeooo:rsid="0172aabf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3">Compression-Decompression Valence</text:span><text:span text:style-name="T2"> component benchmarking</text:span></text:p>
      <text:p text:style-name="P30"><text:span text:style-name="T2">a</text:span><text:span text:style-name="T1">nd datastructures comparison</text:span></text:p>
      <text:p text:style-name="P4"/>
      <text:p text:style-name="P2">1) Compression<text:span text:style-name="T8"> compute time</text:span></text:p>
      <text:p text:style-name="P9">We compare the compression time <text:span text:style-name="T4">with</text:span> four different datastructures (Polyhedron, Surface_mesh, LCC, OpenMesh) <text:span text:style-name="T4">for </text:span>four meshes of growing size<text:span text:style-name="T4">, from about 9k vertices to 550k vertices</text:span>. </text:p>
      <text:p text:style-name="P6"/>
      <text:p text:style-name="P4"><draw:frame draw:style-name="fr1" draw:name="Objet1" text:anchor-type="as-char" svg:width="18cm" svg:height="10.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15"><text:span text:style-name="T5">The compute time appears to vary linearly with the number of vertices of the mesh. </text:span>The slowest result is obtained with Polyhedron and the fastest result is obtained with OpenMesh.</text:p>
      <text:p text:style-name="P15">There is a 4 to <text:span text:style-name="T7">6</text:span> factor between Polyhedron and the other datastructures.<text:span text:style-name="T12"> It is important to note that </text:span><text:s/>the Polyhedron datastructure uses associative property maps (slow<text:span text:style-name="T7">er</text:span>)<text:span text:style-name="T6"> to store mesh attributes</text:span>, while the three other datastructures use vector property maps (faster).</text:p>
      <text:p text:style-name="P20">Considering only Surface_mesh, LCC and OpenMesh, the fastest compute time is obtained with OpenMesh. Compared to OpenMesh, <text:span text:style-name="T12">the compression with </text:span>Surface_mesh is 23% slower, and <text:span text:style-name="T12">the compression with </text:span>LCC is 77% slower.</text:p>
      <text:p text:style-name="P14"/>
      <text:p text:style-name="P6"/>
      <text:p text:style-name="P1"/>
      <text:p text:style-name="P3">2) <text:span text:style-name="T8">C</text:span>ompression<text:span text:style-name="T8"> memory footprint</text:span></text:p>
      <text:p text:style-name="P7">We compare the <text:span text:style-name="T8">memory footprint in the same conditions as before.</text:span></text:p>
      <text:p text:style-name="P7"/>
      <text:p text:style-name="P7"><draw:frame draw:style-name="fr1" draw:name="Objet2" text:anchor-type="as-char" svg:width="18cm" svg:height="11.0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10"><text:span text:style-name="T13">Note: in the chart above, t</text:span>he <text:span text:style-name="T18">data</text:span> for zero vertices shows the memory used by the libraries (CGAL and OpenMesh) when no mesh is loaded.</text:p>
      <text:p text:style-name="P8"><text:span text:style-name="T5">The memory used seems to also vary linearly with the number of vertices of the mesh. </text:span>The Polyhedron <text:span text:style-name="T9">datastructure uses about twice as much memory as </text:span>the other datastructures.</text:p>
      <text:p text:style-name="P11">The difference between Polyhedron and the other datastructure is also due to <text:span text:style-name="T10">the side effect of </text:span>associative property maps. For example, forcing the use of <text:s/>associative property maps with Surface_mesh leads to a memory consumption of 763 MBytes instead of 451 MBytes<text:span text:style-name="T10"> </text:span>for the 550k vertices mesh.</text:p>
      <text:p text:style-name="P19"><text:span text:style-name="T11">Considering only Surface_mesh, LCC and OpenMesh, the lowest memory footprint is obtained with Surface_mesh. Compared to Surface_mesh, the compression with OpenMesh uses 16% more memory, and the compression with LCC uses 25% more memory.</text:span></text:p>
      <text:p text:style-name="P6"/>
      <text:p text:style-name="P32">3) Decompression compute time</text:p>
      <text:p text:style-name="P16">We compare the <text:span text:style-name="T14">de</text:span>compression time <text:span text:style-name="T4">with</text:span> four different datastructures (Polyhedron, Surface_mesh, LCC, OpenMesh) <text:span text:style-name="T4">for the </text:span>four meshes <text:span text:style-name="T14">compressed in section 1</text:span>.</text:p>
      <text:p text:style-name="P16"><text:s/></text:p>
      <text:p text:style-name="P18"><draw:frame draw:style-name="fr1" draw:name="Objet3" text:anchor-type="as-char" svg:width="18cm" svg:height="11.0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8"/>
      <text:p text:style-name="P17"><text:span text:style-name="T5">The compute time seems to vary linearly with the number of vertices of the mesh. Like for the compression, t</text:span>he slowest result is obtained with Polyhedron and the fastest result is obtained with OpenMesh.</text:p>
      <text:p text:style-name="P22">The slow compute time with Polyhedron is due to the use of associative property maps with this datastructure.</text:p>
      <text:p text:style-name="P21">Considering <text:span text:style-name="T15">the three other datastructures, the results are more spread out than for the compression. T</text:span>he fastest compute time is <text:span text:style-name="T17">still </text:span>obtained with OpenMesh. Compared to OpenMesh, <text:span text:style-name="T12">the decompression with </text:span>Surface_mesh is 2<text:span text:style-name="T16"> times </text:span>slower, and <text:span text:style-name="T12">the decompression with </text:span>LCC is <text:span text:style-name="T16">more than 3 times</text:span> slower.</text:p>
      <text:p text:style-name="P32">4) Decompression memory footprint</text:p>
      <text:p text:style-name="P13">We compare the <text:span text:style-name="T8">memory footprint for the decompression in the same conditions as section 3.</text:span></text:p>
      <text:p text:style-name="P18"/>
      <text:p text:style-name="P18"><draw:frame draw:style-name="fr1" draw:name="Objet4" text:anchor-type="as-char" svg:width="18cm" svg:height="11.05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3"/>
      <text:p text:style-name="P25">The memory footprint varies rather linearly with the number of vertices of the mesh. The decompression with Polyhedron uses 2 times more memory than any other datastructure. As usual, this is due to the associative property maps.</text:p>
      <text:p text:style-name="P26">The decompression with Surface_Mesh uses the lowest amount of memory. The decompression with OpenMesh and LCC <text:span text:style-name="T19">use the same amount of memory, which is 55% higher than with </text:span>Surface_Mesh<text:span text:style-name="T19">.</text:span></text:p>
      <text:p text:style-name="P26"/>
      <text:p text:style-name="P33">5) Synthesis</text:p>
      <text:p text:style-name="P28">The table below shows the best result<text:span text:style-name="T23">s</text:span> obtained according to each criterion, and the penalty factor encountered when <text:span text:style-name="T20">using a non-optimal </text:span>datastructure.</text:p>
      <text:p text:style-name="P28"/>
      <text:p text:style-name="P24">Best result according to criterion and <text:span text:style-name="T21">related </text:span>penalty factor<text:span text:style-name="T21"> for other datastructures</text:span>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4">Criterion</text:p>
          </table:table-cell>
          <table:table-cell table:style-name="Tableau1.A1" office:value-type="string">
            <text:p text:style-name="P34">Polyhedron</text:p>
          </table:table-cell>
          <table:table-cell table:style-name="Tableau1.A1" office:value-type="string">
            <text:p text:style-name="P34">Surface_mesh</text:p>
          </table:table-cell>
          <table:table-cell table:style-name="Tableau1.A1" office:value-type="string">
            <text:p text:style-name="P34">LCC</text:p>
          </table:table-cell>
          <table:table-cell table:style-name="Tableau1.E1" office:value-type="string">
            <text:p text:style-name="P34">OpenMesh</text:p>
          </table:table-cell>
        </table:table-row>
        <table:table-row>
          <table:table-cell table:style-name="Tableau1.A5" office:value-type="string">
            <text:p text:style-name="P35">Compression compute time</text:p>
          </table:table-cell>
          <table:table-cell table:style-name="Tableau1.B2" office:value-type="string">
            <text:p text:style-name="P36">x 8,75</text:p>
          </table:table-cell>
          <table:table-cell table:style-name="Tableau1.B2" office:value-type="string">
            <text:p text:style-name="P36">x 1,23</text:p>
          </table:table-cell>
          <table:table-cell table:style-name="Tableau1.B2" office:value-type="string">
            <text:p text:style-name="P36">x 1,77</text:p>
          </table:table-cell>
          <table:table-cell table:style-name="Tableau1.E2" office:value-type="string">
            <text:p text:style-name="P36">best</text:p>
          </table:table-cell>
        </table:table-row>
        <table:table-row>
          <table:table-cell table:style-name="Tableau1.A5" office:value-type="string">
            <text:p text:style-name="P35">Compression memory footprint</text:p>
          </table:table-cell>
          <table:table-cell table:style-name="Tableau1.B2" office:value-type="string">
            <text:p text:style-name="P36">x 2,10</text:p>
          </table:table-cell>
          <table:table-cell table:style-name="Tableau1.C3" office:value-type="string">
            <text:p text:style-name="P36">best</text:p>
          </table:table-cell>
          <table:table-cell table:style-name="Tableau1.B2" office:value-type="string">
            <text:p text:style-name="P36">x 1,25</text:p>
          </table:table-cell>
          <table:table-cell table:style-name="Tableau1.E5" office:value-type="string">
            <text:p text:style-name="P36">x 1,16</text:p>
          </table:table-cell>
        </table:table-row>
        <table:table-row>
          <table:table-cell table:style-name="Tableau1.A5" office:value-type="string">
            <text:p text:style-name="P35">Decompression compute time</text:p>
          </table:table-cell>
          <table:table-cell table:style-name="Tableau1.B2" office:value-type="string">
            <text:p text:style-name="P36">x 5,79</text:p>
          </table:table-cell>
          <table:table-cell table:style-name="Tableau1.B2" office:value-type="string">
            <text:p text:style-name="P36">x 2,05</text:p>
          </table:table-cell>
          <table:table-cell table:style-name="Tableau1.B2" office:value-type="string">
            <text:p text:style-name="P36">x 3,23</text:p>
          </table:table-cell>
          <table:table-cell table:style-name="Tableau1.E2" office:value-type="string">
            <text:p text:style-name="P36">best</text:p>
          </table:table-cell>
        </table:table-row>
        <table:table-row>
          <table:table-cell table:style-name="Tableau1.A5" office:value-type="string">
            <text:p text:style-name="P35">Decompression memory footprint</text:p>
          </table:table-cell>
          <table:table-cell table:style-name="Tableau1.B2" office:value-type="string">
            <text:p text:style-name="P37">x 3,05</text:p>
          </table:table-cell>
          <table:table-cell table:style-name="Tableau1.C3" office:value-type="string">
            <text:p text:style-name="P37">best</text:p>
          </table:table-cell>
          <table:table-cell table:style-name="Tableau1.B2" office:value-type="string">
            <text:p text:style-name="P37">x 1,54</text:p>
          </table:table-cell>
          <table:table-cell table:style-name="Tableau1.E5" office:value-type="string">
            <text:p text:style-name="P37">x 1,54</text:p>
          </table:table-cell>
        </table:table-row>
      </table:table>
      <text:p text:style-name="P27"/>
      <text:p text:style-name="P31">From the results <text:span text:style-name="T22">above </text:span>we can conclude that the optimal datastructure for Compression-Decompression Valence component is <text:span text:style-name="T22">OpenMesh according to the compute time criterion, and Surface_mesh according to the memory footprint criter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3:04:39.352581500</meta:creation-date>
    <dc:date>2018-04-04T14:48:33.888727901</dc:date>
    <meta:editing-duration>P3DT9H52M13S</meta:editing-duration>
    <meta:editing-cycles>314</meta:editing-cycles>
    <meta:generator>LibreOffice/5.1.6.2$Linux_X86_64 LibreOffice_project/10m0$Build-2</meta:generator>
    <meta:document-statistic meta:table-count="1" meta:image-count="0" meta:object-count="4" meta:page-count="5" meta:paragraph-count="56" meta:word-count="610" meta:character-count="3941" meta:non-whitespace-character-count="33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cm" svg:height="10.699cm" xlink:href="." xlink:type="simple" chart:class="chart:scatter" chart:style-name="ch1">
        <chart:title svg:x="5.437cm" svg:y="0.141cm" chart:style-name="ch2">
          <text:p>Compression-Valence compute time</text:p>
        </chart:title>
        <chart:legend svg:x="1.71cm" svg:y="1.562cm" style:legend-expansion="custom" chartooo:width="4.156cm" chartooo:height="2.026cm" style:legend-expansion-aspect-ratio="2.05133267522211" chart:style-name="ch3"/>
        <chart:plot-area chart:style-name="ch4" chart:data-source-has-labels="both" svg:x="0.54cm" svg:y="0.885cm" svg:width="17.406cm" svg:height="9.089cm">
          <chartooo:coordinate-region svg:x="1.161cm" svg:y="1.084cm" svg:width="16.228cm" svg:height="8.243cm"/>
          <chart:axis chart:dimension="x" chart:name="primary-x" chart:style-name="ch5" chartooo:axis-type="auto">
            <chart:title svg:x="7.836cm" svg:y="10.139cm" chart:style-name="ch6">
              <text:p>Number of vertices</text:p>
            </chart:title>
            <chart:categories table:cell-range-address="local-table.$B$1:.$E$1"/>
          </chart:axis>
          <chart:axis chart:dimension="y" chart:name="primary-y" chart:style-name="ch5">
            <chart:title svg:x="0cm" svg:y="6.121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series chart:style-name="ch10" chart:values-cell-range-address="local-table.$B$4:.$E$4" chart:label-cell-address="local-table.$A$4" chart:class="chart:scatter">
            <chart:data-point chart:repeated="4"/>
          </chart:series>
          <chart:series chart:style-name="ch11" chart:values-cell-range-address="local-table.$B$5:.$E$5" chart:label-cell-address="local-table.$A$5" chart:class="chart:scatter">
            <chart:data-point chart:repeated="4"/>
          </chart:series>
          <chart:series chart:style-name="ch12" chart:values-cell-range-address="local-table.$B$6:.$E$6" chart:label-cell-address="local-table.$A$6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8857">
                <text:p>8857</text:p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</table:table-cell>
              <table:table-cell office:value-type="float" office:value="0.417669">
                <text:p>0.417669</text:p>
              </table:table-cell>
              <table:table-cell office:value-type="float" office:value="4.02256">
                <text:p>4.02256</text:p>
              </table:table-cell>
              <table:table-cell office:value-type="float" office:value="24.8006">
                <text:p>24.8006</text:p>
              </table:table-cell>
              <table:table-cell office:value-type="float" office:value="57.8668">
                <text:p>57.8668</text:p>
              </table:table-cell>
            </table:table-row>
            <table:table-row>
              <table:table-cell office:value-type="string">
                <text:p>Surface_mesh</text:p>
              </table:table-cell>
              <table:table-cell office:value-type="float" office:value="0.103499">
                <text:p>0.103499</text:p>
              </table:table-cell>
              <table:table-cell office:value-type="float" office:value="0.703282">
                <text:p>0.703282</text:p>
              </table:table-cell>
              <table:table-cell office:value-type="float" office:value="4.06106">
                <text:p>4.06106</text:p>
              </table:table-cell>
              <table:table-cell office:value-type="float" office:value="8.13929">
                <text:p>8.13929</text:p>
              </table:table-cell>
            </table:table-row>
            <table:table-row>
              <table:table-cell office:value-type="string">
                <text:p>LCC</text:p>
              </table:table-cell>
              <table:table-cell office:value-type="float" office:value="0.125524">
                <text:p>0.125524</text:p>
              </table:table-cell>
              <table:table-cell office:value-type="float" office:value="0.952046">
                <text:p>0.952046</text:p>
              </table:table-cell>
              <table:table-cell office:value-type="float" office:value="5.68151">
                <text:p>5.68151</text:p>
              </table:table-cell>
              <table:table-cell office:value-type="float" office:value="11.7385">
                <text:p>11.7385</text:p>
              </table:table-cell>
            </table:table-row>
            <table:table-row>
              <table:table-cell office:value-type="string">
                <text:p>OpenMesh</text:p>
              </table:table-cell>
              <table:table-cell office:value-type="float" office:value="0.0769158">
                <text:p>0.0769158</text:p>
              </table:table-cell>
              <table:table-cell office:value-type="float" office:value="0.541938">
                <text:p>0.541938</text:p>
              </table:table-cell>
              <table:table-cell office:value-type="float" office:value="3.11772">
                <text:p>3.11772</text:p>
              </table:table-cell>
              <table:table-cell office:value-type="float" office:value="6.62175">
                <text:p>6.62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cm" svg:height="11.039cm" xlink:href="." xlink:type="simple" chart:class="chart:scatter" chart:style-name="ch1">
        <chart:title svg:x="5.437cm" svg:y="0.146cm" chart:style-name="ch2">
          <text:p>Compression-Valence memory footprint</text:p>
        </chart:title>
        <chart:legend svg:x="1.71cm" svg:y="1.611cm" style:legend-expansion="custom" chartooo:width="3.584cm" chartooo:height="2.091cm" style:legend-expansion-aspect-ratio="1.71401243424199" chart:style-name="ch3"/>
        <chart:plot-area chart:style-name="ch4" chart:data-source-has-labels="both" svg:x="0.322cm" svg:y="0.918cm" svg:width="17.623cm" svg:height="9.351cm">
          <chartooo:coordinate-region svg:x="1.314cm" svg:y="1.118cm" svg:width="16.074cm" svg:height="8.504cm"/>
          <chart:axis chart:dimension="x" chart:name="primary-x" chart:style-name="ch5" chartooo:axis-type="auto">
            <chart:title svg:x="7.726cm" svg:y="10.479cm" chart:style-name="ch6">
              <text:p>Number of vertices</text:p>
            </chart:title>
            <chart:categories table:cell-range-address="local-table.$B$1:.$F$1"/>
          </chart:axis>
          <chart:axis chart:dimension="y" chart:name="primary-y" chart:style-name="ch5">
            <chart:title svg:x="0cm" svg:y="6.179cm" chart:style-name="ch7">
              <text:p>MBytes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4:.$F$4" chart:label-cell-address="local-table.$A$4" chart:class="chart:scatter">
            <chart:data-point chart:repeated="5"/>
          </chart:series>
          <chart:series chart:style-name="ch11" chart:values-cell-range-address="local-table.$B$5:.$F$5" chart:label-cell-address="local-table.$A$5" chart:class="chart:scatter">
            <chart:data-point chart:repeated="5"/>
          </chart:series>
          <chart:series chart:style-name="ch12" chart:values-cell-range-address="local-table.$B$6:.$F$6" chart:label-cell-address="local-table.$A$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8857">
                <text:p>8857</text:p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</table:table-cell>
              <table:table-cell office:value-type="float" office:value="39.015625">
                <text:p>39.015625</text:p>
              </table:table-cell>
              <table:table-cell office:value-type="float" office:value="53.73046875">
                <text:p>53.73046875</text:p>
              </table:table-cell>
              <table:table-cell office:value-type="float" office:value="123.23828125">
                <text:p>123.23828125</text:p>
              </table:table-cell>
              <table:table-cell office:value-type="float" office:value="455.64453125">
                <text:p>455.64453125</text:p>
              </table:table-cell>
              <table:table-cell office:value-type="float" office:value="946.96875">
                <text:p>946.96875</text:p>
              </table:table-cell>
            </table:table-row>
            <table:table-row>
              <table:table-cell office:value-type="string">
                <text:p>Surface_mesh</text:p>
              </table:table-cell>
              <table:table-cell office:value-type="float" office:value="39.03515625">
                <text:p>39.03515625</text:p>
              </table:table-cell>
              <table:table-cell office:value-type="float" office:value="45.6328125">
                <text:p>45.6328125</text:p>
              </table:table-cell>
              <table:table-cell office:value-type="float" office:value="77.4453125">
                <text:p>77.4453125</text:p>
              </table:table-cell>
              <table:table-cell office:value-type="float" office:value="205.55859375">
                <text:p>205.55859375</text:p>
              </table:table-cell>
              <table:table-cell office:value-type="float" office:value="451.66796875">
                <text:p>451.66796875</text:p>
              </table:table-cell>
            </table:table-row>
            <table:table-row>
              <table:table-cell office:value-type="string">
                <text:p>LCC</text:p>
              </table:table-cell>
              <table:table-cell office:value-type="float" office:value="39.0234375">
                <text:p>39.0234375</text:p>
              </table:table-cell>
              <table:table-cell office:value-type="float" office:value="47.54296875">
                <text:p>47.54296875</text:p>
              </table:table-cell>
              <table:table-cell office:value-type="float" office:value="85.98046875">
                <text:p>85.98046875</text:p>
              </table:table-cell>
              <table:table-cell office:value-type="float" office:value="267.734375">
                <text:p>267.734375</text:p>
              </table:table-cell>
              <table:table-cell office:value-type="float" office:value="566.546875">
                <text:p>566.546875</text:p>
              </table:table-cell>
            </table:table-row>
            <table:table-row>
              <table:table-cell office:value-type="string">
                <text:p>OpenMesh</text:p>
              </table:table-cell>
              <table:table-cell office:value-type="float" office:value="43.66796875">
                <text:p>43.66796875</text:p>
              </table:table-cell>
              <table:table-cell office:value-type="float" office:value="51.30078125">
                <text:p>51.30078125</text:p>
              </table:table-cell>
              <table:table-cell office:value-type="float" office:value="82.60546875">
                <text:p>82.60546875</text:p>
              </table:table-cell>
              <table:table-cell office:value-type="float" office:value="262.57421875">
                <text:p>262.57421875</text:p>
              </table:table-cell>
              <table:table-cell office:value-type="float" office:value="522.8125">
                <text:p>522.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cm" svg:height="11.039cm" xlink:href="." xlink:type="simple" chart:class="chart:scatter" chart:style-name="ch1">
        <chart:title svg:x="5.443cm" svg:y="0.147cm" chart:style-name="ch2">
          <text:p>Decompression-Valence compute time</text:p>
        </chart:title>
        <chart:legend svg:x="1.71cm" svg:y="1.612cm" style:legend-expansion="custom" chartooo:width="3.87cm" chartooo:height="2.091cm" style:legend-expansion-aspect-ratio="1.85078909612626" chart:style-name="ch3"/>
        <chart:plot-area chart:style-name="ch4" chart:data-source-has-labels="both" svg:x="0.54cm" svg:y="0.919cm" svg:width="17.406cm" svg:height="9.351cm">
          <chartooo:coordinate-region svg:x="1.161cm" svg:y="1.118cm" svg:width="16.228cm" svg:height="8.505cm"/>
          <chart:axis chart:dimension="x" chart:name="primary-x" chart:style-name="ch5" chartooo:axis-type="auto">
            <chart:title svg:x="7.836cm" svg:y="10.479cm" chart:style-name="ch6">
              <text:p>Number of vertices</text:p>
            </chart:title>
            <chart:categories table:cell-range-address="local-table.$B$1:.$E$1"/>
          </chart:axis>
          <chart:axis chart:dimension="y" chart:name="primary-y" chart:style-name="ch5">
            <chart:title svg:x="0cm" svg:y="6.286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series chart:style-name="ch10" chart:values-cell-range-address="local-table.$B$4:.$E$4" chart:label-cell-address="local-table.$A$4" chart:class="chart:scatter">
            <chart:data-point chart:repeated="4"/>
          </chart:series>
          <chart:series chart:style-name="ch11" chart:values-cell-range-address="local-table.$B$5:.$E$5" chart:label-cell-address="local-table.$A$5" chart:class="chart:scatter">
            <chart:data-point chart:repeated="4"/>
          </chart:series>
          <chart:series chart:style-name="ch12" chart:values-cell-range-address="local-table.$B$6:.$E$6" chart:label-cell-address="local-table.$A$6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8857">
                <text:p>8857</text:p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</table:table-cell>
              <table:table-cell office:value-type="float" office:value="0.24444">
                <text:p>0.24444</text:p>
              </table:table-cell>
              <table:table-cell office:value-type="float" office:value="1.96304">
                <text:p>1.96304</text:p>
              </table:table-cell>
              <table:table-cell office:value-type="float" office:value="9.60521">
                <text:p>9.60521</text:p>
              </table:table-cell>
              <table:table-cell office:value-type="float" office:value="21.9598">
                <text:p>21.9598</text:p>
              </table:table-cell>
            </table:table-row>
            <table:table-row>
              <table:table-cell office:value-type="string">
                <text:p>Surface_mesh</text:p>
              </table:table-cell>
              <table:table-cell office:value-type="float" office:value="0.0970296">
                <text:p>0.0970296</text:p>
              </table:table-cell>
              <table:table-cell office:value-type="float" office:value="0.779337">
                <text:p>0.779337</text:p>
              </table:table-cell>
              <table:table-cell office:value-type="float" office:value="3.54044">
                <text:p>3.54044</text:p>
              </table:table-cell>
              <table:table-cell office:value-type="float" office:value="7.8186">
                <text:p>7.8186</text:p>
              </table:table-cell>
            </table:table-row>
            <table:table-row>
              <table:table-cell office:value-type="string">
                <text:p>LCC</text:p>
              </table:table-cell>
              <table:table-cell office:value-type="float" office:value="0.107546">
                <text:p>0.107546</text:p>
              </table:table-cell>
              <table:table-cell office:value-type="float" office:value="1.06758">
                <text:p>1.06758</text:p>
              </table:table-cell>
              <table:table-cell office:value-type="float" office:value="5.24389">
                <text:p>5.24389</text:p>
              </table:table-cell>
              <table:table-cell office:value-type="float" office:value="12.2917">
                <text:p>12.2917</text:p>
              </table:table-cell>
            </table:table-row>
            <table:table-row>
              <table:table-cell office:value-type="string">
                <text:p>OpenMesh</text:p>
              </table:table-cell>
              <table:table-cell office:value-type="float" office:value="0.0698585">
                <text:p>0.0698585</text:p>
              </table:table-cell>
              <table:table-cell office:value-type="float" office:value="0.473469">
                <text:p>0.473469</text:p>
              </table:table-cell>
              <table:table-cell office:value-type="float" office:value="1.76156">
                <text:p>1.76156</text:p>
              </table:table-cell>
              <table:table-cell office:value-type="float" office:value="3.76593">
                <text:p>3.765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cm" svg:height="11.05cm" xlink:href="." xlink:type="simple" chart:class="chart:scatter" chart:style-name="ch1">
        <chart:title svg:x="5.44cm" svg:y="0.149cm" chart:style-name="ch2">
          <text:p>Decompression-Valence memory footprint</text:p>
        </chart:title>
        <chart:legend svg:x="2.423cm" svg:y="1.546cm" style:legend-expansion="custom" chartooo:width="4.394cm" chartooo:height="2.093cm" style:legend-expansion-aspect-ratio="2.09937888198758" chart:style-name="ch3"/>
        <chart:plot-area chart:style-name="ch4" chart:data-source-has-labels="both" svg:x="0.603cm" svg:y="0.92cm" svg:width="17.34cm" svg:height="9.358cm">
          <chartooo:coordinate-region svg:x="2.071cm" svg:y="1.119cm" svg:width="15.315cm" svg:height="8.512cm"/>
          <chart:axis chart:dimension="x" chart:name="primary-x" chart:style-name="ch5" chartooo:axis-type="auto">
            <chart:title svg:x="7.866cm" svg:y="10.49cm" chart:style-name="ch6">
              <text:p>Number of vertices</text:p>
            </chart:title>
            <chart:categories table:cell-range-address="local-table.$B$1:.$F$1"/>
          </chart:axis>
          <chart:axis chart:dimension="y" chart:name="primary-y" chart:style-name="ch7">
            <chart:title svg:x="0cm" svg:y="6.185cm" chart:style-name="ch8">
              <text:p>MBytes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series chart:style-name="ch12" chart:values-cell-range-address="local-table.$B$5:.$F$5" chart:label-cell-address="local-table.$A$5" chart:class="chart:scatter">
            <chart:data-point chart:repeated="5"/>
          </chart:series>
          <chart:series chart:style-name="ch13" chart:values-cell-range-address="local-table.$B$6:.$F$6" chart:label-cell-address="local-table.$A$6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8857">
                <text:p>8857</text:p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</table:table-cell>
              <table:table-cell office:value-type="float" office:value="38.875">
                <text:p>38.875</text:p>
              </table:table-cell>
              <table:table-cell office:value-type="float" office:value="62.2890625">
                <text:p>62.2890625</text:p>
              </table:table-cell>
              <table:table-cell office:value-type="float" office:value="138.25">
                <text:p>138.25</text:p>
              </table:table-cell>
              <table:table-cell office:value-type="float" office:value="432.3984375">
                <text:p>432.3984375</text:p>
              </table:table-cell>
              <table:table-cell office:value-type="float" office:value="881.328125">
                <text:p>881.328125</text:p>
              </table:table-cell>
            </table:table-row>
            <table:table-row>
              <table:table-cell office:value-type="string">
                <text:p>Surface_mesh</text:p>
              </table:table-cell>
              <table:table-cell office:value-type="float" office:value="38.91015625">
                <text:p>38.91015625</text:p>
              </table:table-cell>
              <table:table-cell office:value-type="float" office:value="52.50390625">
                <text:p>52.50390625</text:p>
              </table:table-cell>
              <table:table-cell office:value-type="float" office:value="75.46484375">
                <text:p>75.46484375</text:p>
              </table:table-cell>
              <table:table-cell office:value-type="float" office:value="146.97265625">
                <text:p>146.97265625</text:p>
              </table:table-cell>
              <table:table-cell office:value-type="float" office:value="288.6875">
                <text:p>288.6875</text:p>
              </table:table-cell>
            </table:table-row>
            <table:table-row>
              <table:table-cell office:value-type="string">
                <text:p>LCC</text:p>
              </table:table-cell>
              <table:table-cell office:value-type="float" office:value="38.8828125">
                <text:p>38.8828125</text:p>
              </table:table-cell>
              <table:table-cell office:value-type="float" office:value="55.17578125">
                <text:p>55.17578125</text:p>
              </table:table-cell>
              <table:table-cell office:value-type="float" office:value="88.0546875">
                <text:p>88.0546875</text:p>
              </table:table-cell>
              <table:table-cell office:value-type="float" office:value="219.546875">
                <text:p>219.546875</text:p>
              </table:table-cell>
              <table:table-cell office:value-type="float" office:value="445.55078125">
                <text:p>445.55078125</text:p>
              </table:table-cell>
            </table:table-row>
            <table:table-row>
              <table:table-cell office:value-type="string">
                <text:p>OpenMesh</text:p>
              </table:table-cell>
              <table:table-cell office:value-type="float" office:value="43.53515625">
                <text:p>43.53515625</text:p>
              </table:table-cell>
              <table:table-cell office:value-type="float" office:value="59.546875">
                <text:p>59.546875</text:p>
              </table:table-cell>
              <table:table-cell office:value-type="float" office:value="88.5234375">
                <text:p>88.5234375</text:p>
              </table:table-cell>
              <table:table-cell office:value-type="float" office:value="237.09375">
                <text:p>237.09375</text:p>
              </table:table-cell>
              <table:table-cell office:value-type="float" office:value="446.15234375">
                <text:p>446.15234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